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500000194FC2ADD47470742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solid" draw:fill-color="#afeeee" draw:textarea-horizontal-align="left" draw:auto-grow-height="true" draw:auto-grow-width="false" fo:min-height="2.144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eeee"/>
      <style:text-properties fo:font-weight="bold" style:font-weight-asian="bold" style:font-weight-complex="bold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191cm" svg:height="7.125cm" svg:x="9cm" svg:y="7.375cm">
          <draw:image xlink:href="Pictures/10000001000000B500000194FC2ADD47470742A5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2.394cm" svg:x="12cm" svg:y="11.906cm">
          <draw:text-box>
            <text:list text:style-name="L2">
              <text:list-item>
                <text:p>V<text:span text:style-name="T1">out</text:span>（電源出力）</text:p>
              </text:list-item>
              <text:list-item>
                <text:p>V<text:span text:style-name="T1">in</text:span>（電源入力）</text:p>
              </text:list-item>
              <text:list-item>
                <text:p>GND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Pastel_20_Bouquet" draw:display-name="Pastel Bouquet" draw:style="linear" draw:start-color="#7fffd4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5T20:55:15.048000000</dc:date>
    <meta:editing-duration>PT2M52S</meta:editing-duration>
    <meta:editing-cycles>3</meta:editing-cycles>
    <meta:generator>LibreOffice/7.4.7.2$Windows_X86_64 LibreOffice_project/723314e595e8007d3cf785c16538505a1c878ca5</meta:generator>
    <meta:document-statistic meta:object-count="2"/>
  </office:meta>
</office:document-meta>
</file>